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2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Numerosità:</text:p>
          </table:table-cell>
          <table:table-cell table:formula="of:=COUNT([.A1:.R1]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dia:</text:p>
          </table:table-cell>
          <table:table-cell table:formula="of:=AVERAGE([.A1:.R1])" office:value-type="float" office:value="22.7777777777778" calcext:value-type="float">
            <text:p>22,77777777777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diana:</text:p>
          </table:table-cell>
          <table:table-cell table:formula="of:=MEDIAN([.A1:.R1])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da:</text:p>
          </table:table-cell>
          <table:table-cell table:formula="of:=MODE([.A1:.R1])" office:value-type="float" office:value="20" calcext:value-type="float">
            <text:p>2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1:31:28.041855986</meta:creation-date>
    <dc:date>2021-02-09T11:45:20.529674150</dc:date>
    <meta:editing-duration>PT3M41S</meta:editing-duration>
    <meta:editing-cycles>3</meta:editing-cycles>
    <meta:generator>LibreOffice/7.1.0.3$Linux_X86_64 LibreOffice_project/10$Build-3</meta:generator>
    <meta:document-statistic meta:table-count="1" meta:cell-count="26" meta:object-count="0"/>
  </office:meta>
</office:document-meta>
</file>